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6" style:family="paragraph" style:parent-style-name="Standard">
      <style:paragraph-properties fo:margin-left="0cm" fo:margin-right="-0.083cm" fo:margin-top="0cm" fo:margin-bottom="0cm" loext:contextual-spacing="false" fo:line-height="0.351cm" fo:text-align="start" style:justify-single-word="false" fo:orphans="0" fo:widows="0" fo:text-indent="0cm" style:auto-text-indent="false" style:text-autospace="none"/>
      <style:text-properties fo:color="#221f1f" style:font-name="Lucida Sans" fo:font-size="9pt" fo:font-weight="normal" officeooo:rsid="00665385" officeooo:paragraph-rsid="006bf0e5" style:font-size-asian="9pt" style:font-weight-asian="normal" style:font-name-complex="Lucida Sans" style:font-size-complex="9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size="6pt" fo:font-weight="bold" officeooo:rsid="00665385" officeooo:paragraph-rsid="00665385" style:font-size-asian="5.25pt" style:font-weight-asian="bold" style:font-size-complex="6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style:text-position="-5% 100%" fo:font-size="8pt" fo:letter-spacing="0.004cm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fo:font-size="12pt" fo:letter-spacing="0.004cm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color="#000000" style:text-position="-5% 100%" fo:font-size="12pt" fo:letter-spacing="0.004cm" fo:font-style="normal" style:text-underline-style="none" fo:font-weight="bold" officeooo:rsid="006bf0e5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fo:font-style="normal" style:font-size-asian="8pt" style:font-style-asian="normal" style:font-size-complex="8pt" style:font-style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4e00d8" style:font-style-asian="normal" style:font-style-complex="normal"/>
    </style:style>
    <style:style style:name="T68" style:family="text">
      <style:text-properties fo:font-style="normal" officeooo:rsid="0045509c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2" style:family="text">
      <style:text-properties style:text-underline-style="none"/>
    </style:style>
    <style:style style:name="T73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6"><text:text-input text:description="&lt;if test=&quot;print_warranty and line.product_id.warranty&quot;&gt;">if</text:text-input></text:span><text:span text:style-name="T66"><text:text-input text:description="&lt;formatLang(line.product_id.warranty,digits=0)&gt;">12</text:text-input></text:span><text:span text:style-name="T66"> </text:span><text:span text:style-name="T68">meses</text:span><text:span text:style-name="T66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6"><text:text-input text:description="&lt;if test=&quot;print_serial_number&quot;&gt;">if</text:text-input></text:span><text:span text:style-name="T65"><text:text-input text:description="&lt;' \n'.join([&quot;%s: %s%s&quot; % (x.lot_id.name, x.qty, (print_lot_life_date and x.lot_id.life_date) and &quot; (%s)&quot; % formatLang(x.lot_id.life_date, date=True) or &quot;&quot;) for x in line.pack_lot_ids])&gt;">000513210</text:text-input></text:span><text:span text:style-name="T66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Table_20_Contents">
      <style:paragraph-properties fo:text-align="start" style:justify-single-word="false"/>
      <style:text-properties fo:font-size="6pt" fo:font-weight="bold" officeooo:rsid="00665385" officeooo:paragraph-rsid="00665385" style:font-size-asian="5.25pt" style:font-weight-asian="bold" style:font-size-complex="6pt" style:font-weight-complex="bold"/>
    </style:style>
    <style:style style:name="MP18" style:family="paragraph" style:parent-style-name="Standard">
      <style:paragraph-properties fo:margin-left="0cm" fo:margin-right="-0.083cm" fo:margin-top="0cm" fo:margin-bottom="0cm" loext:contextual-spacing="false" fo:line-height="0.351cm" fo:text-align="start" style:justify-single-word="false" fo:orphans="0" fo:widows="0" fo:text-indent="0cm" style:auto-text-indent="false" style:text-autospace="none"/>
      <style:text-properties fo:color="#221f1f" style:font-name="Lucida Sans" fo:font-size="9pt" fo:font-weight="normal" officeooo:rsid="00665385" officeooo:paragraph-rsid="006bf0e5" style:font-size-asian="9pt" style:font-weight-asian="normal" style:font-name-complex="Lucida Sans" style:font-size-complex="9pt" style:font-weight-complex="normal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5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8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style:text-position="-5% 100%" fo:font-size="8pt" fo:letter-spacing="0.004cm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14" style:family="text">
      <style:text-properties fo:color="#000000" style:text-position="-5% 100%" fo:font-size="12pt" fo:letter-spacing="0.004cm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5" style:family="text">
      <style:text-properties fo:color="#000000" style:text-position="-5% 100%" fo:font-size="12pt" fo:letter-spacing="0.004cm" fo:font-style="normal" style:text-underline-style="none" fo:font-weight="bold" officeooo:rsid="006bf0e5" style:font-size-asian="12pt" style:font-style-asian="normal" style:font-weight-asian="bold" style:font-size-complex="12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7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font-style="normal" officeooo:rsid="004e00d8" style:font-style-asian="normal" style:font-style-complex="normal"/>
    </style:style>
    <style:style style:name="MT46" style:family="text">
      <style:text-properties fo:font-style="normal" style:font-style-asian="normal" style:font-style-complex="normal"/>
    </style:style>
    <style:style style:name="MT4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fo:letter-spacing="-0.007cm" fo:font-style="normal" style:font-style-asian="normal" style:font-name-complex="Lucida Sans" style:font-style-complex="normal"/>
    </style:style>
    <style:style style:name="MT62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3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4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5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6" style:family="text">
      <style:text-properties fo:color="#221f1f" fo:letter-spacing="-0.007cm" fo:font-style="normal" officeooo:rsid="0010c812" style:font-style-asian="normal" style:font-style-complex="normal"/>
    </style:style>
    <style:style style:name="MT6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70" style:family="text">
      <style:text-properties style:text-underline-style="none"/>
    </style:style>
    <style:style style:name="MT7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  <text:p text:style-name="MP18"><text:span text:style-name="MT13"><text:text-input text:description="&lt;if test=&quot;keys.get('print_original')&quot;&gt;">IF2</text:text-input></text:span><text:span text:style-name="MT14">ORIGINAL</text:span><text:span text:style-name="MT13"><text:text-input text:description="&lt;/if&gt;">&lt;/if&gt;</text:text-input></text:span></text:p>
              <text:p text:style-name="MP18"><text:span text:style-name="MT13"><text:text-input text:description="&lt;if test=&quot;keys.get('print_duplicado')&quot;&gt;">IF2</text:text-input></text:span><text:span text:style-name="MT15">DUPLICADO</text:span><text:span text:style-name="MT13"><text:text-input text:description="&lt;/if&gt;">&lt;/if&gt;</text:text-input></text:span></text:p>
              <text:p text:style-name="MP18"><text:span text:style-name="MT13"><text:text-input text:description="&lt;if test=&quot;keys.get('print_triplicado')&quot;&gt;">IF2</text:text-input></text:span><text:span text:style-name="MT15">TRIPLICADO</text:span><text:span text:style-name="MT13"><text:text-input text:description="&lt;/if&gt;">&lt;/if&gt;</text:text-input></text:span></text:p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5">: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1"><text:span text:style-name="MT33">Cond IVA</text:span><text:span text:style-name="MT23">:</text:span><text:span text:style-name="MT24"> </text:span><text:span text:style-name="MT25"><text:placeholder text:placeholder-type="text">&lt;o.partner_id.commercial_partner_id.afip_responsability_type_id.name&gt;</text:placeholder></text:span></text:p>
              <text:p text:style-name="MP32"><text:span text:style-name="MT34"><text:text-input text:description="&lt;o.partner_id.commercial_partner_id.main_id_category_id.code&gt;">CUIT</text:text-input></text:span><text:span text:style-name="MT35">:</text:span><text:span text:style-name="MT36"> </text:span><text:span text:style-name="MT3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3"><text:span text:style-name="MT37">Transporte</text:span><text:span text:style-name="MT38">:</text:span><text:span text:style-name="MT39"> </text:span><text:span text:style-name="MT40"><text:text-input text:description="&lt;o.carrier_id.partner_id.name&gt;">El más rapido SRL</text:text-input></text:span></text:p>
              <text:p text:style-name="MP33"><text:span text:style-name="MT41">Dirección</text:span><text:span text:style-name="MT42">:</text:span><text:span text:style-name="MT43"> </text:span><text:span text:style-name="MT44"><text:text-input text:description="&lt;partner_address(o.carrier_id.partner_id)&gt;">Balcarce 666</text:text-input></text:span></text:p>
              <text:p text:style-name="MP34"><text:span text:style-name="MT45">CUIT</text:span><text:span text:style-name="MT46">:</text:span><text:span text:style-name="MT47"> </text:span><text:span text:style-name="MT48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5"><text:span text:style-name="MT49">Peso</text:span><text:span text:style-name="MT50">:</text:span><text:span text:style-name="MT51"> </text:span><text:span text:style-name="MT52"><text:text-input text:description="&lt;formatLang(o.weight)&gt;">30,5</text:text-input></text:span><text:span text:style-name="MT52"> kgs.</text:span></text:p>
              <text:p text:style-name="MP35"><text:span text:style-name="MT49">Valor Decl.</text:span><text:span text:style-name="MT38">:</text:span><text:span text:style-name="MT51"> $</text:span><text:span text:style-name="MT52"><text:text-input text:description="&lt;formatLang(o.declared_value)&gt;">$ 1300</text:text-input></text:span></text:p>
              <text:p text:style-name="MP36"><text:span text:style-name="MT49">Q. Bultos</text:span><text:span text:style-name="MT53">:</text:span><text:span text:style-name="MT54"> </text:span><text:span text:style-name="MT52"><text:text-input text:description="&lt;o.number_of_packages&gt;">10</text:text-input></text:span></text:p>
            </table:table-cell>
            <table:table-cell table:style-name="Tabla1.A1" office:value-type="string">
              <text:p text:style-name="MP37"><text:span text:style-name="MT55"><text:text-input text:description="&lt;if test=&quot;print_commercial&quot;&gt;">IF2</text:text-input></text:span><text:span text:style-name="MT56">Comercial</text:span><text:span text:style-name="MT50">:</text:span><text:span text:style-name="MT51"> </text:span><text:span text:style-name="MT57"><text:text-input text:description="&lt;/if&gt;">&lt;/if&gt;</text:text-input></text:span></text:p>
              <text:p text:style-name="MP38"><text:span text:style-name="MT56">Doc. Origen</text:span><text:span text:style-name="MT58">:</text:span><text:span text:style-name="MT59"> </text:span><text:span text:style-name="MT60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61"><text:text-input text:description="&lt;if test=&quot;print_warranty&quot;&gt;">if</text:text-input></text:span><text:span text:style-name="MT62">Garantía</text:span><text:span text:style-name="MT61"><text:text-input text:description="&lt;/if&gt;">end</text:text-input></text:span></text:p>
            </table:table-cell>
            <table:table-cell table:style-name="Tabla2.C1" office:value-type="string">
              <text:p text:style-name="MP41"><text:span text:style-name="MT62"><text:text-input text:description="&lt;if test=&quot;print_serial_number&quot;&gt;">if</text:text-input></text:span><text:span text:style-name="MT62">Lo</text:span><text:span text:style-name="MT63">t</text:span><text:span text:style-name="MT62">e / </text:span><text:span text:style-name="MT63">Serie</text:span><text:span text:style-name="MT61"><text:text-input text:description="&lt;/if&gt;">e</text:text-input></text:span><text:span text:style-name="MT61"> </text:span><text:span text:style-name="MT64"><text:text-input text:description="&lt;if test=&quot;print_lot_life_date&quot;&gt;">if</text:text-input></text:span><text:span text:style-name="MT65">(Venc.)</text:span><text:span text:style-name="MT64"><text:text-input text:description="&lt;/if&gt;">end</text:text-input></text:span></text:p>
            </table:table-cell>
            <table:table-cell table:style-name="Tabla2.D1" office:value-type="string">
              <text:p text:style-name="MP39">Cantidad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4"/>
            </table:table-cell>
            <table:table-cell table:style-name="Tabla6.A1" office:value-type="string">
              <text:p text:style-name="MP44"/>
            </table:table-cell>
            <table:table-cell table:style-name="Tabla6.A1" office:value-type="string">
              <text:p text:style-name="MP44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5"><text:span text:style-name="MT66">OBSERVACIONES</text:span>: <text:span text:style-name="MT67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6"><text:span text:style-name="MT66">Recibí Conforme</text:span>:</text:p>
              <text:p text:style-name="MP47"><text:span text:style-name="MT66">Fecha</text:span>: <text:s/><text:span text:style-name="MT68"><text:s text:c="5"/>/ <text:s text:c="5"/>/ <text:s text:c="5"/></text:span></text:p>
              <text:p text:style-name="MP47"><text:span text:style-name="MT69">Hora</text:span><text:span text:style-name="MT70">:</text:span><text:span text:style-name="MT71"> <text:s text:c="2"/></text:span><text:span text:style-name="MT68"><text:s text:c="10"/>: <text:s text:c="9"/></text:span></text:p>
            </table:table-cell>
            <table:table-cell table:style-name="Tabla6.B3" office:value-type="string">
              <text:p text:style-name="MP48"><text:s text:c="30"/></text:p>
              <text:p text:style-name="MP49">DNI</text:p>
            </table:table-cell>
            <table:table-cell table:style-name="Tabla6.B3" office:value-type="string">
              <text:p text:style-name="MP48"><text:s text:c="32"/></text:p>
              <text:p text:style-name="MP49">FIRMA</text:p>
            </table:table-cell>
            <table:table-cell table:style-name="Tabla6.B3" office:value-type="string">
              <text:p text:style-name="MP50"><text:s text:c="32"/></text:p>
              <text:p text:style-name="MP48"><text:s text:c="32"/></text:p>
              <text:p text:style-name="MP51">ACLARACIÓN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3-08T12:23:56.536280616</dc:date>
    <meta:editing-duration>P1DT2H45M48S</meta:editing-duration>
    <meta:editing-cycles>356</meta:editing-cycles>
    <meta:generator>LibreOffice/5.1.6.2$Linux_X86_64 LibreOffice_project/10m0$Build-2</meta:generator>
    <meta:document-statistic meta:table-count="6" meta:image-count="0" meta:object-count="0" meta:page-count="1" meta:paragraph-count="61" meta:word-count="307" meta:character-count="1809" meta:non-whitespace-character-count="1575"/>
  </office:meta>
</office:document-meta>
</file>